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4.334in" fo:margin-left="1.1285in" fo:margin-right="1.4625in" table:align="margins" style:shadow="none"/>
    </style:style>
    <style:style style:name="Table1.A" style:family="table-column">
      <style:table-column-properties style:column-width="2.334in" style:rel-column-width="3361*"/>
    </style:style>
    <style:style style:name="Table1.B" style:family="table-column">
      <style:table-column-properties style:column-width="2in" style:rel-column-width="2880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l Time Audio Performance</text:p>
      <text:p text:style-name="Standard"/>
      <text:p text:style-name="Standard"><text:s text:c="5"/>Processing arrays through the channel simulator requires (relatively) large amounts of time, especially if they are passed through the fading channel. <text:s/>The serial time processing budget for each sample, given an audio sampling rate of 11025 Hz, is only 9<text:span text:style-name="T1">0μs. <text:s/>AWGN processing, by itself with samples = 200, requires 153μs. <text:s/>The time budget analysis is shown below.</text:span></text:p>
      <text:p text:style-name="Standard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Audio Processing Time Budget</text:p>
          </table:table-cell>
          <table:covered-table-cell/>
        </table:table-row>
        <table:table-row>
          <table:table-cell table:style-name="Table1.A1" office:value-type="string">
            <text:p text:style-name="Table_20_Contents">Time Between Samples</text:p>
          </table:table-cell>
          <table:table-cell table:style-name="Table1.A1" office:value-type="string">
            <text:p text:style-name="P3">90<text:span text:style-name="T1">μs</text:span></text:p>
          </table:table-cell>
        </table:table-row>
        <table:table-row>
          <table:table-cell table:style-name="Table1.A1" office:value-type="string">
            <text:p text:style-name="Table_20_Contents">AWGN</text:p>
          </table:table-cell>
          <table:table-cell table:style-name="Table1.A1" office:value-type="string">
            <text:p text:style-name="P3">(123<text:span text:style-name="T1">μs)</text:span></text:p>
          </table:table-cell>
        </table:table-row>
        <table:table-row>
          <table:table-cell table:style-name="Table1.A1" office:value-type="string">
            <text:p text:style-name="Table_20_Contents">Fading</text:p>
          </table:table-cell>
          <table:table-cell table:style-name="Table1.A1" office:value-type="string">
            <text:p text:style-name="P3">(2876<text:span text:style-name="T1">μs)</text:span></text:p>
          </table:table-cell>
        </table:table-row>
        <table:table-row>
          <table:table-cell table:style-name="Table1.A1" office:value-type="string">
            <text:p text:style-name="Table_20_Contents">Modulation &amp; Demodulation</text:p>
          </table:table-cell>
          <table:table-cell table:style-name="Table1.A1" office:value-type="string">
            <text:p text:style-name="P1"><text:span text:style-name="T1">(5831μs)</text:span></text:p>
          </table:table-cell>
        </table:table-row>
        <table:table-row>
          <table:table-cell table:style-name="Table1.A1" office:value-type="string">
            <text:p text:style-name="Table_20_Contents">Net</text:p>
          </table:table-cell>
          <table:table-cell table:style-name="Table1.A1" office:value-type="string">
            <text:p text:style-name="P3">(8770<text:span text:style-name="T1">μs)</text:span></text:p>
          </table:table-cell>
        </table:table-row>
      </table:table>
      <text:p text:style-name="Standard"><text:span text:style-name="T1"/></text:p>
      <text:p text:style-name="Standard"><text:span text:style-name="T1"><text:s text:c="5"/>Clearly, using this process for simulating the channel will not yield success. <text:s/>If the sample processing could be pipelined, so that processing for sample N+1 begins before processing for sample N starts, then it may be possible to have additional processing cause only a lag in the input to output audio duration. <text:s/>Multi-threading was attempted to solve the problem, but was unable to compensate for the large time requirements. <text:s/>Python's multi-threading module provides only minimal performance gains for this application. <text:s/>Real-time audio channel simulation may be realizable with a radically different Python architecture, such as the use of DSP type filter implementations and faster C-based data types (in contrast with the numpy arrays), or by implementing the entire program in C. <text:s/>This method, however, was not successful in meeting the originally desired outco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9T08:44:27</meta:creation-date>
    <dc:creator>Joe Peterson</dc:creator>
    <dc:date>2008-04-29T09:10:28</dc:date>
    <meta:editing-cycles>1</meta:editing-cycles>
    <meta:editing-duration>PT8M2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4" meta:word-count="215" meta:character-count="1395"/>
  </office:meta>
</office:document-meta>
</file>